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64632" officeooo:paragraph-rsid="00264632" style:font-size-asian="16pt" style:font-size-complex="16pt"/>
    </style:style>
    <style:style style:name="T1" style:family="text">
      <style:text-properties officeooo:rsid="00273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 got my first film camera (Fujica ST605N) in the 1970’s, I took travel and family photos. I remember getting frustrated when <text:span text:style-name="T1">random </text:span>people appeared in my photos, spoiling the view! This all changed, when, many years later, I retired and took up photography as a hobby and discovered street photography. Now I wander the streets of cities looking for interesting people to photograph. <text:span text:style-name="T1">The majority of the people photos are candid; I prefer a natural unposed picture. However, occasionally I will be spotted by the intended target. I simply smile and strike up a conversation, and ask if they are happy for me to take a photo, usually the answer is y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4-12-03T09:52:16.876787370</dc:date>
    <meta:editing-duration>PT6M3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114" meta:character-count="657" meta:non-whitespace-character-count="544"/>
  </office:meta>
</office:document-meta>
</file>